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91.17mm"/>
    </style:style>
    <style:style style:name="co4" style:family="table-column">
      <style:table-column-properties fo:break-before="auto" style:column-width="110.91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glas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s_liquidados(prueba,30).</text:p>
          </table:table-cell>
          <table:table-cell office:value-type="string" calcext:value-type="string">
            <text:p>dias del periodo de liquida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o_concepto(X,T,P,N,R) :- concepto(X,T,Y,N,Z,P),((Y==porcentaje)-&gt;(valor_pago(X,P,V),R is V *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cepto(prueb, devengo, fijo, s, 1000000, 2017).</text:p>
          </table:table-cell>
          <table:table-cell office:value-type="string" calcext:value-type="string">
            <text:p>concepto prue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or_pago(X,V,P):-valor_contrato(X,Y), duracion_contrato(X,D,V), R is Y / D, dias_liquidados(X,DL),P is (DL * R).</text:p>
          </table:table-cell>
          <table:table-cell office:value-type="string" calcext:value-type="string">
            <text:p>Regla para calcular el valor del pago según valor de contr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teica(2016, 9.66).</text:p>
          </table:table-cell>
          <table:table-cell office:value-type="string" calcext:value-type="string">
            <text:p>Porcentaje rete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mpilla(2016, 0.01). </text:p>
          </table:table-cell>
          <table:table-cell office:value-type="string" calcext:value-type="string">
            <text:p>Porcentaje estampilla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ultura(2016,0.005).</text:p>
          </table:table-cell>
          <table:table-cell office:value-type="string" calcext:value-type="string">
            <text:p>Porcentaje proCultura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ulto_mayor(2016, 0.02).</text:p>
          </table:table-cell>
          <table:table-cell office:value-type="string" calcext:value-type="string">
            <text:p>Porcentaje adulto mayor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ud(2016,12.5).</text:p>
          </table:table-cell>
          <table:table-cell office:value-type="string" calcext:value-type="string">
            <text:p>Porcentaje de salud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sion(2016,16).</text:p>
          </table:table-cell>
          <table:table-cell office:value-type="string" calcext:value-type="string">
            <text:p>Porcentaje de pensin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rio_minimo(2016, 689454).</text:p>
          </table:table-cell>
          <table:table-cell office:value-type="string" calcext:value-type="string">
            <text:p>Salario minimo de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estampilla(B,V,R) :- base_retencion(B,V,X) , estampilla(V, RE) , R is ((RE * X) rnd 0).</text:p>
          </table:table-cell>
          <table:table-cell office:value-type="string" calcext:value-type="string">
            <text:p>Regla para calcular estampil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procultura(B,V,R) :- base_retencion(B,V,X) , procultura(V, RP) , R is ((RP * X) rnd 0).</text:p>
          </table:table-cell>
          <table:table-cell office:value-type="string" calcext:value-type="string">
            <text:p>Regla para calcular procult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adulto_mayor(B,V,R) :- base_retencion(B,V,X) , adulto_mayor(V, RA) , R is ((RA * X) rnd 0).</text:p>
          </table:table-cell>
          <table:table-cell office:value-type="string" calcext:value-type="string">
            <text:p>Regla para calcular adulto may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l(2016,1,0.522).</text:p>
          </table:table-cell>
          <table:table-cell office:value-type="string" calcext:value-type="string">
            <text:p>Porcentaje ARL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_retencion(B, V, R) :- base_minimo(B,V,A), calcular_salud(A,V,VS), <text:s/>calcular_pension(A,V,VP), calcular_ARL(B,V,VARL), M is (VS+VP+VARL), T is B- M, C is T*0.25, R is T-C. </text:p>
          </table:table-cell>
          <table:table-cell office:value-type="string" calcext:value-type="string">
            <text:p>Regla base de la retenció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reteica(B,V,R):- base_retencion(B,V,X), reteica(V,RI), R is ((RI * X) / 1000 rnd 0). </text:p>
            <text:p/>
          </table:table-cell>
          <table:table-cell office:value-type="string" calcext:value-type="string">
            <text:p>Regla para calcular descuento rete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salud(B,V,VS) :- salud(V,PS), X is (B * (PS/100) rnd 0), Y is ((X+50) / 100 int 0), VS is Y * 100.</text:p>
          </table:table-cell>
          <table:table-cell office:value-type="string" calcext:value-type="string">
            <text:p>Regla para cálculo de salud en contratis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pension(B,V,VP) :- pension(V, PP), X is (B * (PP/100) rnd 0), Y is ((X+50) / 100 int 0), VP is Y * 100.</text:p>
          </table:table-cell>
          <table:table-cell office:value-type="string" calcext:value-type="string">
            <text:p>Regla para cálculo de pension en contratis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r_ARL(B,V,VARL) :- arl(V,1,PARL), X is ((PARL/100)* (B * 0.40) rnd 0), Y is ((X + 50)/ 100 int 0), VARL is Y * 100.</text:p>
          </table:table-cell>
          <table:table-cell office:value-type="string" calcext:value-type="string">
            <text:p>Regla para cálculo de ARL en contratis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_minimo(B,V,A):- salario_minimo(V,Z), X is B*0.40, (X@=&lt;Z -&gt; A is Z; A is X).</text:p>
          </table:table-cell>
          <table:table-cell office:value-type="string" calcext:value-type="string">
            <text:p>Regla para calcular base sobre la cual se calculan salud y pension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teica(2017,9.66).</text:p>
          </table:table-cell>
          <table:table-cell office:value-type="string" calcext:value-type="string">
            <text:p>Porcentaje ReteIca 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rio_minimo(2017,737717).</text:p>
          </table:table-cell>
          <table:table-cell office:value-type="string" calcext:value-type="string">
            <text:p>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ud(2017,12.5).</text:p>
          </table:table-cell>
          <table:table-cell office:value-type="string" calcext:value-type="string">
            <text:p>as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nsion(2017,16).</text:p>
          </table:table-cell>
          <table:table-cell office:value-type="string" calcext:value-type="string">
            <text:p>asd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mpilla(2017,0.01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ultura(2017,0.005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l(2017,1,0.522).</text:p>
          </table:table-cell>
          <table:table-cell office:value-type="string" calcext:value-type="string">
            <text:p>as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ulto_mayor(2017,0.02).</text:p>
          </table:table-cell>
          <table:table-cell office:value-type="string" calcext:value-type="string">
            <text:p>adas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5" meta:object-count="0"/>
    <meta:generator>LibreOffice/5.0.6.2$Linux_X86_64 LibreOffice_project/00$Build-2</meta:generator>
  </office:meta>
</office:document-meta>
</file>